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8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9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3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6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0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</text:span><text:span text:style-name="T3">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786cm" svg:x2="5.303cm" svg:y2="24.786cm">
          <text:p/>
        </draw:line>
        <draw:line draw:style-name="gr25" draw:text-style-name="P9" draw:layer="layout" svg:x1="4.305cm" svg:y1="25.187cm" svg:x2="5.295cm" svg:y2="25.187cm">
          <text:p/>
        </draw:line>
        <draw:line draw:style-name="gr25" draw:text-style-name="P9" draw:layer="layout" svg:x1="4.212cm" svg:y1="28.033cm" svg:x2="4.207cm" svg:y2="24.785cm">
          <text:p/>
        </draw:line>
        <draw:line draw:style-name="gr25" draw:text-style-name="P9" draw:layer="layout" svg:x1="4.305cm" svg:y1="27.922cm" svg:x2="4.307cm" svg:y2="25.184cm">
          <text:p/>
        </draw:line>
        <draw:line draw:style-name="gr25" draw:text-style-name="P9" draw:layer="layout" svg:x1="4.402cm" svg:y1="27.82cm" svg:x2="4.402cm" svg:y2="25.609cm">
          <text:p/>
        </draw:line>
        <draw:line draw:style-name="gr25" draw:text-style-name="P9" draw:layer="layout" svg:x1="4.407cm" svg:y1="25.618cm" svg:x2="5.295cm" svg:y2="25.618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</text:span><text:span text:style-name="T4">data model v 32</text:span></text:p>
            <text:p><text:span text:style-name="T4">Last updated : </text:span><text:span text:style-name="T4">2016-04-28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1.35cm" svg:y="11.035cm">
          <draw:text-box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6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6.247cm" svg:height="1.199cm" svg:x="34.782cm" svg:y="27.488cm">
          <draw:text-box>
            <text:p><text:span text:style-name="T4">Openbook VAT </text:span><text:span text:style-name="T4">data model v 6</text:span></text:p>
            <text:p><text:span text:style-name="T4">Last updated : </text:span><text:span text:style-name="T4">2016-04-28</text:span></text:p>
          </draw:text-box>
        </draw:frame>
        <draw:custom-shape draw:style-name="gr41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1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6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2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7.237cm" svg:height="1.199cm" svg:x="33.803cm" svg:y="27.501cm">
          <draw:text-box>
            <text:p><text:span text:style-name="T4">Openbook </text:span><text:span text:style-name="T4">Recurrent data </text:span><text:span text:style-name="T4">model v4</text:span></text:p>
            <text:p><text:span text:style-name="T4">Last updated : </text:span><text:span text:style-name="T4">2016-07-11</text:span></text:p>
          </draw:text-box>
        </draw:frame>
        <draw:custom-shape draw:style-name="gr46" draw:text-style-name="P4" draw:layer="layout" svg:width="4cm" svg:height="3cm" svg:x="14.22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2.5cm" svg:x="14.22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18.215cm" svg:y1="11.632cm" svg:x2="19.215cm" svg:y2="11.632cm">
          <text:p/>
        </draw:line>
        <draw:frame draw:style-name="gr42" draw:text-style-name="P17" draw:layer="layout" svg:width="3.542cm" svg:height="0.526cm" svg:x="19.0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3.578cm" svg:y1="11.171cm" svg:x2="14.212cm" svg:y2="11.171cm">
          <text:p/>
        </draw:line>
        <draw:line draw:style-name="gr50" draw:text-style-name="P9" draw:layer="layout" svg:x1="13.586cm" svg:y1="16.909cm" svg:x2="14.22cm" svg:y2="16.909cm">
          <text:p/>
        </draw:line>
        <draw:line draw:style-name="gr50" draw:text-style-name="P9" draw:layer="layout" svg:x1="13.572cm" svg:y1="16.928cm" svg:x2="13.579cm" svg:y2="11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9-19T06:27:04.514095270</dc:date>
    <meta:editing-duration>P34DT19M46S</meta:editing-duration>
    <meta:editing-cycles>216</meta:editing-cycles>
    <meta:generator>LibreOffice/5.1.5.2$Linux_X86_64 LibreOffice_project/10$Build-2</meta:generator>
    <meta:document-statistic meta:object-count="187"/>
  </office:meta>
</office:document-meta>
</file>